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  <style:text-properties officeooo:rsid="14cee83b" officeooo:paragraph-rsid="14e43701"/>
    </style:style>
    <style:style style:name="P2" style:family="paragraph" style:parent-style-name="Text_20_body" style:list-style-name="L45">
      <style:text-properties officeooo:paragraph-rsid="14dba042"/>
    </style:style>
    <style:style style:name="P3" style:family="paragraph" style:parent-style-name="Text_20_body">
      <style:text-properties officeooo:rsid="14de563a" officeooo:paragraph-rsid="14e90323"/>
    </style:style>
    <style:style style:name="P4" style:family="paragraph" style:parent-style-name="Text_20_body" style:list-style-name="L48">
      <style:text-properties officeooo:rsid="14c769f5" officeooo:paragraph-rsid="14edfe7f"/>
    </style:style>
    <style:style style:name="P5" style:family="paragraph" style:parent-style-name="Text_20_body" style:list-style-name="L45">
      <style:text-properties officeooo:rsid="14cb696a" officeooo:paragraph-rsid="14cb696a"/>
    </style:style>
    <style:style style:name="P6" style:family="paragraph" style:parent-style-name="Text_20_body">
      <style:text-properties officeooo:rsid="14c950f4" officeooo:paragraph-rsid="14c950f4"/>
    </style:style>
    <style:style style:name="P7" style:family="paragraph" style:parent-style-name="Text_20_body" style:list-style-name="L46">
      <style:text-properties officeooo:paragraph-rsid="14e43701"/>
    </style:style>
    <style:style style:name="P8" style:family="paragraph" style:parent-style-name="Text_20_body" style:list-style-name="L46">
      <style:text-properties officeooo:paragraph-rsid="14d1a274"/>
    </style:style>
    <style:style style:name="P9" style:family="paragraph" style:parent-style-name="Text_20_body" style:list-style-name="L46">
      <style:text-properties officeooo:rsid="14e43701" officeooo:paragraph-rsid="14e43701"/>
    </style:style>
    <style:style style:name="P10" style:family="paragraph" style:parent-style-name="Text_20_body" style:list-style-name="L47">
      <style:text-properties officeooo:paragraph-rsid="14e08c0a"/>
    </style:style>
    <style:style style:name="P11" style:family="paragraph" style:parent-style-name="Text_20_body" style:list-style-name="L47">
      <style:text-properties officeooo:paragraph-rsid="14ea3170"/>
    </style:style>
    <style:style style:name="P12" style:family="paragraph" style:parent-style-name="Text_20_body" style:list-style-name="L47">
      <style:text-properties officeooo:paragraph-rsid="14da3da5"/>
    </style:style>
    <style:style style:name="P13" style:family="paragraph" style:parent-style-name="Text_20_body" style:list-style-name="L47">
      <style:text-properties officeooo:paragraph-rsid="14d764fd"/>
    </style:style>
    <style:style style:name="P14" style:family="paragraph" style:parent-style-name="Text_20_body">
      <style:text-properties officeooo:paragraph-rsid="14e29b49"/>
    </style:style>
    <style:style style:name="P15" style:family="paragraph" style:parent-style-name="Text_20_body" style:list-style-name="L48">
      <style:text-properties officeooo:paragraph-rsid="14c44b65"/>
    </style:style>
    <style:style style:name="P16" style:family="paragraph" style:parent-style-name="Text_20_body" style:list-style-name="L48">
      <style:text-properties officeooo:paragraph-rsid="14c64023"/>
    </style:style>
    <style:style style:name="P17" style:family="paragraph" style:parent-style-name="Text_20_body" style:list-style-name="L48">
      <style:text-properties officeooo:paragraph-rsid="14ca8763"/>
    </style:style>
    <style:style style:name="P18" style:family="paragraph" style:parent-style-name="Text_20_body" style:list-style-name="L48">
      <style:text-properties officeooo:rsid="14ec3a4a" officeooo:paragraph-rsid="14ed229b"/>
    </style:style>
    <style:style style:name="T1" style:family="text">
      <style:text-properties officeooo:rsid="14bde152"/>
    </style:style>
    <style:style style:name="T2" style:family="text">
      <style:text-properties officeooo:rsid="14cb696a"/>
    </style:style>
    <style:style style:name="T3" style:family="text">
      <style:text-properties officeooo:rsid="14e26a71"/>
    </style:style>
    <style:style style:name="T4" style:family="text">
      <style:text-properties officeooo:rsid="14e43701"/>
    </style:style>
    <style:style style:name="T5" style:family="text">
      <style:text-properties officeooo:rsid="14d1a274"/>
    </style:style>
    <style:style style:name="T6" style:family="text">
      <style:text-properties officeooo:rsid="14e5d377"/>
    </style:style>
    <style:style style:name="T7" style:family="text">
      <style:text-properties officeooo:rsid="14e78a46"/>
    </style:style>
    <style:style style:name="T8" style:family="text">
      <style:text-properties officeooo:rsid="14e08c0a"/>
    </style:style>
    <style:style style:name="T9" style:family="text">
      <style:text-properties officeooo:rsid="14d88db0"/>
    </style:style>
    <style:style style:name="T10" style:family="text">
      <style:text-properties officeooo:rsid="14ea3170"/>
    </style:style>
    <style:style style:name="T11" style:family="text">
      <style:text-properties officeooo:rsid="14da3da5"/>
    </style:style>
    <style:style style:name="T12" style:family="text">
      <style:text-properties officeooo:rsid="14d764fd"/>
    </style:style>
    <style:style style:name="T13" style:family="text">
      <style:text-properties officeooo:rsid="14e29b49"/>
    </style:style>
    <style:style style:name="T14" style:family="text">
      <style:text-properties officeooo:rsid="14c44b65"/>
    </style:style>
    <style:style style:name="T15" style:family="text">
      <style:text-properties officeooo:rsid="14c64023"/>
    </style:style>
    <style:style style:name="T16" style:family="text">
      <style:text-properties officeooo:rsid="14edfe7f"/>
    </style:style>
    <style:style style:name="T17" style:family="text">
      <style:text-properties officeooo:rsid="14ca8763"/>
    </style:style>
    <style:style style:name="T18" style:family="text">
      <style:text-properties officeooo:rsid="14eee4f5"/>
    </style:style>
    <style:style style:name="T19" style:family="text">
      <style:text-properties officeooo:rsid="14dba042"/>
    </style:style>
    <style:style style:name="T20" style:family="text">
      <style:text-properties officeooo:rsid="14f07a46"/>
    </style:style>
    <style:style style:name="T21" style:family="text">
      <style:text-properties officeooo:rsid="14f2db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S</text:span>tarej, bezzubej kudůk Kasič <text:span text:style-name="T4">nabízí léčivý lektvar (5 zl) a možná ještě něco (třeba 8 zl)</text:span>.</text:p>
      <text:list xml:id="list330312681" text:style-name="L46">
        <text:list-item>
          <text:p text:style-name="P9">Je oblečenej, aby zapadl, ale pod šaty má zlaté šp<text:span text:style-name="T6">e</text:span>rky.</text:p>
        </text:list-item>
        <text:list-item>
          <text:p text:style-name="P7"><text:span text:style-name="T4">Je extrémně paranoidní (když budete mít zájem, nechte mi zprávu tady u Gadary – vyzvedávat mu ji bude každej den někdo jinej).</text:span></text:p>
        </text:list-item>
        <text:list-item>
          <text:p text:style-name="P8"><text:span text:style-name="T5">Kromě magických itemů by mohl nabízet ještě nějakou exotiku (drogy, možná nějakou neobvyklou zbraň, paralytický jed).</text:span></text:p>
        </text:list-item>
      </text:list>
      <text:p text:style-name="P3"><text:span text:style-name="T7">Obchodník - k</text:span>udůk Stérios (Artézan) <text:span text:style-name="T7">je vykradený, někdo mu ze sklepa čórnul dokumenty:</text:span></text:p>
      <text:list xml:id="list1784739739" text:style-name="L47">
        <text:list-item>
          <text:p text:style-name="P11"><text:span text:style-name="T7">Účetní knihy – vypadají normálně, ale někteří z jeho dodavatelů jsou piráti. Seznam „dark secrets“ s důkazy (Je to zašifrované – napsané pozpátku (na to bych měl vyrobit rekvizitu)). Nabídne za ně 20 zl.</text:span></text:p>
          <text:list>
            <text:list-item>
              <text:p text:style-name="P11"><text:span text:style-name="T9">Kdo peče s Doruvosem a kdo s Archonem, kdo kšeftuje s piráty – tak 3-5 jmen by tam mohlo být (jedno z nich by mohl být elfský senátor).</text:span></text:p>
            </text:list-item>
          </text:list>
        </text:list-item>
        <text:list-item>
          <text:p text:style-name="P10"><text:span text:style-name="T8">Zmíní se o tom v taverně jeden z jeho sloužících.</text:span></text:p>
        </text:list-item>
        <text:list-item>
          <text:p text:style-name="P11"><text:span text:style-name="T10">Do sklepa se mu prokopali elfové (z jiného domu než elfové z dungeonu). Tunel za sebou zase pečlivě zazdili – půjde ale poznat, že to je čerstvě zastavěné.</text:span></text:p>
          <text:list>
            <text:list-item>
              <text:p text:style-name="P12"><text:span text:style-name="T11">Tunel vede do domu, ze kterého kopou – tam jsou i příslušné dokumenty (asi v nějaké tajné skrýši, nejspíš zapastěné).</text:span></text:p>
            </text:list-item>
            <text:list-item>
              <text:p text:style-name="P13"><text:span text:style-name="T12">Pak se dotyční prokopali někam dál, kam původně nechtěli (třeba do té části, kde goblini vyrábí nemrtváky).</text:span></text:p>
            </text:list-item>
          </text:list>
        </text:list-item>
      </text:list>
      <text:p text:style-name="P14"><text:soft-page-break/><text:span text:style-name="T13">Máša (kudůčka z farmy) přijde za Alrikem s tím, že hledají průvodce na výpravu do Divočiny.</text:span></text:p>
      <text:list xml:id="list2752410577" text:style-name="L48">
        <text:list-item>
          <text:p text:style-name="P18">Cílem je prozkoumat tři blízké lokace potenciálně vhodné k těžbě kamene (2 jsou u moře, jedna ve vnitrozemí).</text:p>
        </text:list-item>
        <text:list-item>
          <text:p text:style-name="P15"><text:span text:style-name="T14">Šéfem výpravy je trpaslík – Veklen (Icéňan). Starší, šediny ve vousech, bafá z velký fajfky. Furt říká „Hmm, hmm“.</text:span></text:p>
          <text:list>
            <text:list-item>
              <text:p text:style-name="P4"><text:span text:style-name="T16">N</text:span>abídne 5 zl (nechá se ukecat až na 10).</text:p>
            </text:list-item>
          </text:list>
        </text:list-item>
        <text:list-item>
          <text:p text:style-name="P16"><text:span text:style-name="T15">S sebou má dva prospektory: Kudůčku Mášu (ta je místní, z farmy. Tvrdí, že to tu zná) a elfa Aiase (achájec, bude si pořád něco zapisovat).</text:span></text:p>
        </text:list-item>
        <text:list-item>
          <text:p text:style-name="P17"><text:span text:style-name="T18">Mášu v noci něco odtáhne do doupěte (něco s paralytickým jedem). Možná had? Nějakej velkej červ nebo brouk?</text:span></text:p>
        </text:list-item>
      </text:list>
      <text:list xml:id="list2378104602" text:style-name="L45">
        <text:list-item>
          <text:list>
            <text:list-item>
              <text:list>
                <text:list-item>
                  <text:list>
                    <text:list-item>
                      <text:p text:style-name="P5">Určitě něco probořeného do podzemí. <text:span text:style-name="T18">Jsou tam</text:span> zbytky předchozí kořisti (kosti jelena, zbytky po nebohém elfovi – <text:span text:style-name="T3">nějaký item</text:span>).</text:p>
                    </text:list-item>
                  </text:list>
                </text:list-item>
              </text:list>
            </text:list-item>
            <text:list-item>
              <text:p text:style-name="P2"><text:span text:style-name="T19">Útok goblinů</text:span></text:p>
            </text:list-item>
          </text:list>
        </text:list-item>
      </text:list>
      <text:p text:style-name="P6">V materiálech, které <text:span text:style-name="T21">postavy</text:span> sebraly goblinům, <text:span text:style-name="T20">je mapka skrýše na ostrově v moři (starogoblinská podzemní základna?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8-07T15:05:21.055000000</dc:date>
    <meta:print-date>2113-01-01T00:00:00</meta:print-date>
    <meta:editing-cycles>10342</meta:editing-cycles>
    <meta:editing-duration>P31DT23H28M4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" meta:paragraph-count="21" meta:word-count="366" meta:character-count="2111" meta:non-whitespace-character-count="1774"/>
  </office:meta>
</office:document-meta>
</file>